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49b970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style:font-name="Lucida Sans" fo:font-size="12pt" style:font-size-asian="12pt" style:font-size-complex="12pt"/>
    </style:style>
    <style:style style:name="P59" style:family="paragraph" style:parent-style-name="Standard">
      <style:text-properties officeooo:paragraph-rsid="0049b970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9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903c1a" style:font-size-asian="8pt" style:font-name-complex="Lucida Sans" style:font-size-complex="8pt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90fc5e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16cm" fo:font-weight="normal" officeooo:rsid="00569c10" officeooo:paragraph-rsid="0049b970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911158" style:font-size-asian="8pt" style:font-name-complex="Lucida Sans" style:font-size-complex="8pt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letter-spacing="-0.007cm" fo:font-style="normal" officeooo:rsid="00911158" style:font-style-asian="normal" style:font-style-complex="normal"/>
    </style:style>
    <style:style style:name="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9" style:family="text">
      <style:text-properties fo:color="#221f1f" style:font-name="Lucida Sans" style:font-name-complex="Lucida Sans"/>
    </style:style>
    <style:style style:name="T1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5" style:family="text">
      <style:text-properties fo:color="#221f1f" fo:letter-spacing="-0.007cm" fo:font-style="normal" officeooo:rsid="001c3d3e" style:font-style-asian="normal" style:font-style-complex="normal"/>
    </style:style>
    <style:style style:name="T36" style:family="text">
      <style:text-properties fo:color="#221f1f" fo:letter-spacing="-0.007cm" fo:font-style="normal" officeooo:rsid="00911158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letter-spacing="-0.012cm"/>
    </style:style>
    <style:style style:name="T5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letter-spacing="-0.012cm" fo:font-style="normal" officeooo:rsid="0044122e" style:font-style-asian="normal" style:font-style-complex="normal"/>
    </style:style>
    <style:style style:name="T56" style:family="text">
      <style:text-properties fo:letter-spacing="-0.012cm" fo:font-style="normal" officeooo:rsid="003a4e71" style:font-style-asian="normal" style:font-style-complex="normal"/>
    </style:style>
    <style:style style:name="T57" style:family="text">
      <style:text-properties fo:letter-spacing="-0.012cm" fo:font-weight="bold" style:font-weight-asian="bold" style:font-weight-complex="bold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0" style:family="text">
      <style:text-properties fo:letter-spacing="-0.014cm" fo:font-weight="bold" style:font-weight-asian="bold" style:font-weight-complex="bold"/>
    </style:style>
    <style:style style:name="T61" style:family="text">
      <style:text-properties fo:letter-spacing="-0.004cm" fo:font-weight="bold" style:font-weight-asian="bold" style:font-weight-complex="bold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3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1">
          <table:table-cell table:style-name="Table1.A1" table:number-columns-spanned="2" office:value-type="string">
            <text:p text:style-name="P74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  <table:table-row table:style-name="Table1.3">
          <table:table-cell table:style-name="Table1.A3" office:value-type="string">
            <text:p text:style-name="P78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9"><text:text-input text:description="&lt;line.name&gt;">[9788426574091]123</text:text-input></text:p>
          </table:table-cell>
          <table:table-cell table:style-name="Table1.A3" office:value-type="string">
            <text:p text:style-name="P85"/>
          </table:table-cell>
          <table:table-cell table:style-name="Table1.A3" office:value-type="string">
            <text:p text:style-name="P32"/>
            <text:p text:style-name="P17"><text:text-input text:description="&lt;formatLang(line.price_unit)&gt;">9.999,50</text:text-input></text:p>
            <text:p text:style-name="P81"/>
          </table:table-cell>
          <table:table-cell table:style-name="Table1.E3" office:value-type="float" office:value="0">
            <text:p text:style-name="P34"/>
            <text:p text:style-name="P22"><text:text-input text:description="&lt;formatLang(line.discount)&gt;">10,5%</text:text-input></text:p>
            <text:p text:style-name="P82"/>
          </table:table-cell>
          <table:table-cell table:style-name="Table1.A3" office:value-type="string">
            <text:p text:style-name="P29"/>
          </table:table-cell>
          <table:table-cell table:style-name="Table1.A3" office:value-type="string">
            <text:p text:style-name="P27"><text:span text:style-name="T16"><text:text-input text:description="&lt;formatLang(line.product_uom_qty)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e1.A3" office:value-type="string">
            <text:p text:style-name="P29"><text:text-input text:description="&lt;formatLang(line.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5"><text:text-input text:description="&lt;/if&gt;">/if</text:text-input></text:p>
          </table:table-cell>
          <table:covered-table-cell/>
          <table:table-cell table:style-name="Table1.A3" office:value-type="string">
            <text:p text:style-name="P70"/>
          </table:table-cell>
          <table:table-cell table:style-name="Table1.A3" office:value-type="string">
            <text:p text:style-name="P70"/>
          </table:table-cell>
          <table:table-cell table:style-name="Table1.E3">
            <text:p text:style-name="P70"/>
          </table:table-cell>
          <table:table-cell table:style-name="Table1.A3" office:value-type="string">
            <text:p text:style-name="P70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70"/>
          </table:table-cell>
        </table:table-row>
        <table:table-row table:style-name="Table1.4">
          <table:table-cell table:style-name="Table1.A3" table:number-columns-spanned="2" office:value-type="string">
            <text:p text:style-name="P76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0"/>
          </table:table-cell>
          <table:table-cell table:style-name="Table1.A3" office:value-type="string">
            <text:p text:style-name="P70"/>
          </table:table-cell>
          <table:table-cell table:style-name="Table1.E3">
            <text:p text:style-name="P70"/>
          </table:table-cell>
          <table:table-cell table:style-name="Table1.A3" office:value-type="string">
            <text:p text:style-name="P70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70"/>
          </table:table-cell>
        </table:table-row>
        <table:table-row table:style-name="Table1.6">
          <table:table-cell table:style-name="Table1.A3" table:number-columns-spanned="2" office:value-type="string">
            <text:p text:style-name="P71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84"/>
          </table:table-cell>
          <table:table-cell table:style-name="Table1.A3" office:value-type="string">
            <text:p text:style-name="P33"/>
            <text:p text:style-name="P80"><text:text-input text:description="&lt;formatLang(line.printed_price_unit)&gt;">9.999,50 </text:text-input></text:p>
            <text:p text:style-name="P81"/>
          </table:table-cell>
          <table:table-cell table:style-name="Table1.E3" office:value-type="float" office:value="0">
            <text:p text:style-name="P34"/>
            <text:p text:style-name="P83"><text:text-input text:description="&lt;formatLang(line.discount)&gt;">10,5%</text:text-input></text:p>
            <text:p text:style-name="P82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6"><text:span text:style-name="T16"><text:text-input text:description="&lt;formatLang(line.product_uom_qty)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e1.A3" office:value-type="string">
            <text:p text:style-name="P86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8">
          <table:table-cell table:style-name="Table1.A1" table:number-columns-spanned="2" office:value-type="string">
            <text:p text:style-name="P77"><text:text-input text:description="&lt;/for&gt;">End For</text:text-input></text:p>
          </table:table-cell>
          <table:covered-table-cell/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911158" officeooo:paragraph-rsid="0091115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911158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911158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/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7">%<text:span text:style-name="MT55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6">NOTE</text:span>: <text:span text:style-name="MT57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8">IMPONIBILE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OSTE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5">Importo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6"/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61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7T16:48:44.548000000</dc:date>
    <meta:editing-duration>P1DT22H20M39S</meta:editing-duration>
    <meta:editing-cycles>362</meta:editing-cycles>
    <meta:generator>LibreOffice/4.3.7.2$Windows_x86 LibreOffice_project/8a35821d8636a03b8bf4e15b48f59794652c68ba</meta:generator>
    <meta:document-statistic meta:table-count="6" meta:image-count="0" meta:object-count="0" meta:page-count="1" meta:paragraph-count="65" meta:word-count="273" meta:character-count="1618" meta:non-whitespace-character-count="1539"/>
  </office:meta>
</office:document-meta>
</file>